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706242707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</text:p>
            </text:list-item>
          </text:list>
        </text:list-item>
      </text:list>
      <text:p text:style-name="Standard"/>
      <text:list xml:id="list303937391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1562617940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418989321" text:continue-numbering="true" text:style-name="L1">
        <text:list-item>
          <text:p text:style-name="P4">svært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1103860850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</text:p>
        </text:list-item>
      </text:list>
      <text:p text:style-name="Standard"/>
      <text:list xml:id="list100952575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</text:p>
        </text:list-item>
      </text:list>
      <text:p text:style-name="Standard"/>
      <text:list xml:id="list1915760506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1952713110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1045807052" text:continue-numbering="true" text:style-name="L1">
        <text:list-item>
          <text:p text:style-name="P4">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304055731" text:continue-numbering="true" text:style-name="L1">
        <text:list-item>
          <text:p text:style-name="P4"><text:soft-page-break/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/>
      <text:list xml:id="list801425549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1596002421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2135298343" text:continue-numbering="true" text:style-name="L1">
        <text:list-item>
          <text:p text:style-name="P4">usikkerhet rundt interaktiv respons når automatiserte skript aksesserer APIet</text:p>
          <text:list>
            <text:list-item>
              <text:p text:style-name="P4">forleden dag opplevde Magnus at WEB-GUI'et hans låste seg, sannsynligvis mens jeg samtidig kjørte et skript (han måtte til slutt logge seg ut og inn igjen)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merk at vi nå operererer som én blant flere millioner Trello-brukere)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4:46:33</dc:date>
    <dc:creator>Jo Asplin</dc:creator>
    <meta:editing-duration>PT9M47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2" meta:paragraph-count="33" meta:word-count="598" meta:character-count="3673" meta:non-whitespace-character-count="3133"/>
  </office:meta>
</office:document-meta>
</file>